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2.1972in"/>
    </style:style>
    <style:style style:name="co5" style:family="table-column">
      <style:table-column-properties fo:break-before="auto" style:column-width="1.481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5" style:family="table-cell" style:parent-style-name="Default">
      <style:text-properties style:font-name="Arial" style:font-name-asian="Arial" style:font-name-complex="Arial" style:font-size-complex="5.65000009536743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>
            <text:p>Radio Shack MIDI Lights – Ordering Board Bill Of Materia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Quantity</text:p>
          </table:table-cell>
          <table:table-cell table:style-name="ce2" office:value-type="string">
            <text:p>Part </text:p>
          </table:table-cell>
          <table:table-cell table:style-name="ce2" office:value-type="string">
            <text:p>Vendor</text:p>
          </table:table-cell>
          <table:table-cell table:style-name="ce2" office:value-type="string">
            <text:p>Part Number</text:p>
          </table:table-cell>
          <table:table-cell table:style-name="ce2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N4148 Diode</text:p>
          </table:table-cell>
          <table:table-cell office:value-type="string">
            <text:p>Radio Shack</text:p>
          </table:table-cell>
          <table:table-cell office:value-type="string">
            <text:p>276-1122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ed LED</text:p>
          </table:table-cell>
          <table:table-cell office:value-type="string">
            <text:p>Radio Shack</text:p>
          </table:table-cell>
          <table:table-cell office:value-type="string">
            <text:p>276-0041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1N4004 Rectifier Diode</text:p>
          </table:table-cell>
          <table:table-cell office:value-type="string">
            <text:p>Radio Shack</text:p>
          </table:table-cell>
          <table:table-cell office:value-type="string">
            <text:p>276-1103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C Board Terminals</text:p>
          </table:table-cell>
          <table:table-cell office:value-type="string">
            <text:p>Radio Shack</text:p>
          </table:table-cell>
          <table:table-cell office:value-type="string">
            <text:p>276-138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100 Ohm 1/4W Resistor</text:p>
          </table:table-cell>
          <table:table-cell office:value-type="string">
            <text:p>Radio Shack</text:p>
          </table:table-cell>
          <table:table-cell office:value-type="string">
            <text:p>276-131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20 Ohm 1/4W Resistor</text:p>
          </table:table-cell>
          <table:table-cell office:value-type="string">
            <text:p>Radio Shack</text:p>
          </table:table-cell>
          <table:table-cell office:value-type="string">
            <text:p>271-1313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560 Ohm, 1/2W Resistor</text:p>
          </table:table-cell>
          <table:table-cell office:value-type="string">
            <text:p>Radio Shack</text:p>
          </table:table-cell>
          <table:table-cell office:value-type="string">
            <text:p>271-1116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00K Ohm 1/4W Resistor</text:p>
          </table:table-cell>
          <table:table-cell office:value-type="string">
            <text:p>Radio Shack</text:p>
          </table:table-cell>
          <table:table-cell office:value-type="string">
            <text:p>271-1347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0K Ohm 1/4W Resistor</text:p>
          </table:table-cell>
          <table:table-cell office:value-type="string">
            <text:p>Radio Shack</text:p>
          </table:table-cell>
          <table:table-cell office:value-type="string">
            <text:p>271-1335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12VDC PC Mount Relay</text:p>
          </table:table-cell>
          <table:table-cell office:value-type="string">
            <text:p>Radio Shack</text:p>
          </table:table-cell>
          <table:table-cell office:value-type="string">
            <text:p>275-241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DT Center Off Toggle Switch</text:p>
          </table:table-cell>
          <table:table-cell office:value-type="string">
            <text:p>Radio Shack</text:p>
          </table:table-cell>
          <table:table-cell table:style-name="ce3" office:value-type="string">
            <text:p>275-0325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ST Toggle Switch</text:p>
          </table:table-cell>
          <table:table-cell office:value-type="string">
            <text:p>Radio Shack</text:p>
          </table:table-cell>
          <table:table-cell table:style-name="ce3" office:value-type="string">
            <text:p>275-0324</text:p>
          </table:table-cell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N2222 NPN BJT Transistor</text:p>
          </table:table-cell>
          <table:table-cell office:value-type="string">
            <text:p>Radio Shack</text:p>
          </table:table-cell>
          <table:table-cell table:style-name="ce3" office:value-type="string">
            <text:p>276-2009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duino Uno Rev 3</text:p>
          </table:table-cell>
          <table:table-cell office:value-type="string">
            <text:p>Radio Shack</text:p>
          </table:table-cell>
          <table:table-cell table:style-name="ce3" office:value-type="string">
            <text:p>276-12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duino Maker Shield</text:p>
          </table:table-cell>
          <table:table-cell office:value-type="string">
            <text:p>Radio Shack</text:p>
          </table:table-cell>
          <table:table-cell table:style-name="ce3" office:value-type="string">
            <text:p>276-13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ercell DC Power Adapter</text:p>
          </table:table-cell>
          <table:table-cell office:value-type="string">
            <text:p>Radio Shack</text:p>
          </table:table-cell>
          <table:table-cell table:style-name="ce3" office:value-type="string">
            <text:p>273-31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ercell K Size Adaptaplug</text:p>
          </table:table-cell>
          <table:table-cell office:value-type="string">
            <text:p>Radio Shack</text:p>
          </table:table-cell>
          <table:table-cell table:style-name="ce3" office:value-type="string">
            <text:p>273-342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arge Perfboard</text:p>
          </table:table-cell>
          <table:table-cell office:value-type="string">
            <text:p>Radio Shack</text:p>
          </table:table-cell>
          <table:table-cell table:style-name="ce3" office:value-type="string">
            <text:p>276-147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* Optional – Depending on how you build your circuit board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DI Connector</text:p>
          </table:table-cell>
          <table:table-cell office:value-type="string">
            <text:p>Spark Fun Electronics</text:p>
          </table:table-cell>
          <table:table-cell table:style-name="ce3" office:value-type="string">
            <text:p>PRT-09536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0.1” Pin Headers</text:p>
          </table:table-cell>
          <table:table-cell office:value-type="string">
            <text:p>Spark Fun Electronics</text:p>
          </table:table-cell>
          <table:table-cell table:style-name="ce4" office:value-type="string">
            <text:p>PRT-00116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7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3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 Pin, 6” Jumper Wire</text:p>
          </table:table-cell>
          <table:table-cell office:value-type="string">
            <text:p>Spark Fun Electronics</text:p>
          </table:table-cell>
          <table:table-cell office:value-type="string">
            <text:p>PRT-1036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C Power Connector</text:p>
          </table:table-cell>
          <table:table-cell office:value-type="string">
            <text:p>DigiKey</text:p>
          </table:table-cell>
          <table:table-cell office:value-type="string">
            <text:p>CP-202A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PDT Slide Switch</text:p>
          </table:table-cell>
          <table:table-cell office:value-type="string">
            <text:p>DigiKey</text:p>
          </table:table-cell>
          <table:table-cell office:value-type="string">
            <text:p>450-1598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6N138 Optocoupler</text:p>
          </table:table-cell>
          <table:table-cell office:value-type="string">
            <text:p>DigiKey</text:p>
          </table:table-cell>
          <table:table-cell office:value-type="string">
            <text:p>6N138QT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74HC595 Shift Register</text:p>
          </table:table-cell>
          <table:table-cell office:value-type="string">
            <text:p>DigiKey</text:p>
          </table:table-cell>
          <table:table-cell office:value-type="string">
            <text:p>296-1600-5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9.52mm Terminal Blocks</text:p>
          </table:table-cell>
          <table:table-cell office:value-type="string">
            <text:p>DigiKey</text:p>
          </table:table-cell>
          <table:table-cell office:value-type="string">
            <text:p>ED2677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5A Slow Blow Fuse</text:p>
          </table:table-cell>
          <table:table-cell office:value-type="string">
            <text:p>DigiKey</text:p>
          </table:table-cell>
          <table:table-cell table:style-name="ce5" office:value-type="string">
            <text:p>F2649</text:p>
          </table:table-cell>
          <table:table-cell table:number-columns-repeated="1020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15A PC Board Fuse Holder</text:p>
          </table:table-cell>
          <table:table-cell office:value-type="string">
            <text:p>DigiKey</text:p>
          </table:table-cell>
          <table:table-cell table:style-name="ce3" office:value-type="string">
            <text:p>F1498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12/19/2011</text:date>, <text:time>15:3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Marshall</meta:initial-creator>
    <meta:creation-date>2011-12-15T14:44:21</meta:creation-date>
    <dc:date>2011-12-19T15:32:35</dc:date>
    <dc:creator>Vincent Marshall</dc:creator>
    <meta:editing-duration>PT1H16M53S</meta:editing-duration>
    <meta:editing-cycles>6</meta:editing-cycles>
    <meta:generator>OpenOffice.org/3.3$Unix OpenOffice.org_project/330m20$Build-9567</meta:generator>
    <meta:document-statistic meta:table-count="3" meta:cell-count="126" meta:object-count="0"/>
    <meta:user-defined meta:name=""/>
  </office:meta>
</office:document-meta>
</file>